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354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###########################################################</text:p>
          </table:table-cell>
          <table:table-cell table:number-columns-repeated="7"/>
        </table:table-row>
        <table:table-row table:style-name="ro1">
          <table:table-cell office:value-type="string">
            <text:p># <text:s text:c="13"/>Magnetic Field Components</text:p>
          </table:table-cell>
          <table:table-cell table:number-columns-repeated="7"/>
        </table:table-row>
        <table:table-row table:style-name="ro1">
          <table:table-cell office:value-type="string">
            <text:p>############################################################</text:p>
          </table:table-cell>
          <table:table-cell table:number-columns-repeated="7"/>
        </table:table-row>
        <table:table-row table:style-name="ro1">
          <table:table-cell office:value-type="string">
            <text:p># <text:s text:c="2"/>8 Fields (NOTE: The first row is the change per year in decimal minutes or nT):</text:p>
          </table:table-cell>
          <table:table-cell table:number-columns-repeated="7"/>
        </table:table-row>
        <table:table-row table:style-name="ro1">
          <table:table-cell office:value-type="string">
            <text:p># <text:s text:c="4"/>(1) Date in decimal years</text:p>
          </table:table-cell>
          <table:table-cell table:number-columns-repeated="7"/>
        </table:table-row>
        <table:table-row table:style-name="ro1">
          <table:table-cell office:value-type="string">
            <text:p># <text:s text:c="4"/>(2) Declination in decimal degrees</text:p>
          </table:table-cell>
          <table:table-cell table:number-columns-repeated="7"/>
        </table:table-row>
        <table:table-row table:style-name="ro1">
          <table:table-cell office:value-type="string">
            <text:p># <text:s text:c="4"/>(3) Inclination in decimal degrees</text:p>
          </table:table-cell>
          <table:table-cell table:number-columns-repeated="7"/>
        </table:table-row>
        <table:table-row table:style-name="ro1">
          <table:table-cell office:value-type="string">
            <text:p># <text:s text:c="4"/>(4) Horizontal Intensity in nT</text:p>
          </table:table-cell>
          <table:table-cell table:number-columns-repeated="7"/>
        </table:table-row>
        <table:table-row table:style-name="ro1">
          <table:table-cell office:value-type="string">
            <text:p># <text:s text:c="4"/>(5) Total Field in nT</text:p>
          </table:table-cell>
          <table:table-cell table:number-columns-repeated="7"/>
        </table:table-row>
        <table:table-row table:style-name="ro1">
          <table:table-cell office:value-type="string">
            <text:p># <text:s text:c="4"/>(6) East Component in nT</text:p>
          </table:table-cell>
          <table:table-cell table:number-columns-repeated="7"/>
        </table:table-row>
        <table:table-row table:style-name="ro1">
          <table:table-cell office:value-type="string">
            <text:p># <text:s text:c="4"/>(7) North Component in nT</text:p>
          </table:table-cell>
          <table:table-cell table:number-columns-repeated="7"/>
        </table:table-row>
        <table:table-row table:style-name="ro1">
          <table:table-cell office:value-type="string">
            <text:p># <text:s text:c="4"/>(8) Vertical Component in nT</text:p>
          </table:table-cell>
          <table:table-cell table:number-columns-repeated="7"/>
        </table:table-row>
        <table:table-row table:style-name="ro1">
          <table:table-cell office:value-type="string">
            <text:p>#</text:p>
          </table:table-cell>
          <table:table-cell table:number-columns-repeated="7"/>
        </table:table-row>
        <table:table-row table:style-name="ro1">
          <table:table-cell office:value-type="string">
            <text:p># <text:s text:c="2"/>Magnetic Model: IGRF</text:p>
          </table:table-cell>
          <table:table-cell table:number-columns-repeated="7"/>
        </table:table-row>
        <table:table-row table:style-name="ro1">
          <table:table-cell office:value-type="string">
            <text:p># <text:s text:c="2"/>Elevation: 0.30480 km</text:p>
          </table:table-cell>
          <table:table-cell table:number-columns-repeated="7"/>
        </table:table-row>
        <table:table-row table:style-name="ro1">
          <table:table-cell office:value-type="string">
            <text:p># <text:s text:c="2"/>Latitude: 45.52000 degrees</text:p>
          </table:table-cell>
          <table:table-cell office:value-type="string">
            <text:p><text:s/>Longitude: -122.74000 degrees</text:p>
          </table:table-cell>
          <table:table-cell table:number-columns-repeated="6"/>
        </table:table-row>
        <table:table-row table:style-name="ro1">
          <table:table-cell office:value-type="string">
            <text:p>############################################################</text:p>
          </table:table-cell>
          <table:table-cell table:number-columns-repeated="7"/>
        </table:table-row>
        <table:table-row table:style-name="ro1">
          <table:table-cell office:value-type="string">
            <text:p>change/year</text:p>
          </table:table-cell>
          <table:table-cell office:value-type="float" office:value="-9.22176">
            <text:p>-9.22176</text:p>
          </table:table-cell>
          <table:table-cell office:value-type="float" office:value="-1.38332">
            <text:p>-1.38332</text:p>
          </table:table-cell>
          <table:table-cell office:value-type="float" office:value="-12.46129">
            <text:p>-12.46129</text:p>
          </table:table-cell>
          <table:table-cell office:value-type="float" office:value="-83.89298">
            <text:p>-83.89298</text:p>
          </table:table-cell>
          <table:table-cell office:value-type="float" office:value="-55.76503">
            <text:p>-55.76503</text:p>
          </table:table-cell>
          <table:table-cell office:value-type="float" office:value="2.85689">
            <text:p>2.85689</text:p>
          </table:table-cell>
          <table:table-cell office:value-type="float" office:value="-85.65533">
            <text:p>-85.65533</text:p>
          </table:table-cell>
        </table:table-row>
        <table:table-row table:style-name="ro2">
          <table:table-cell office:value-type="float" office:value="2013.4274">
            <text:p>2013.4274</text:p>
          </table:table-cell>
          <table:table-cell office:value-type="float" office:value="15.90476">
            <text:p>15.90476</text:p>
          </table:table-cell>
          <table:table-cell office:value-type="float" office:value="67.48205">
            <text:p>67.48205</text:p>
          </table:table-cell>
          <table:table-cell office:value-type="float" office:value="20296.97543">
            <text:p>20296.97543</text:p>
          </table:table-cell>
          <table:table-cell office:value-type="float" office:value="52998.47847">
            <text:p>52998.47847</text:p>
          </table:table-cell>
          <table:table-cell office:value-type="float" office:value="5562.16374">
            <text:p>5562.16374</text:p>
          </table:table-cell>
          <table:table-cell office:value-type="float" office:value="19519.97812">
            <text:p>19519.97812</text:p>
          </table:table-cell>
          <table:table-cell office:value-type="float" office:value="48957.85441">
            <text:p>48957.85441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table:style-name="ce1" office:value-type="date" office:date-value="2013-06-06">
            <text:p>06/06/13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1">
          <table:table-cell office:value-type="string">
            <text:p>Tesla</text:p>
          </table:table-cell>
          <table:table-cell table:number-columns-repeated="2"/>
          <table:table-cell table:formula="of:=[.D19]*0.000000001" office:value-type="float" office:value="0.00002029697543">
            <text:p>0.000020297</text:p>
          </table:table-cell>
          <table:table-cell table:formula="of:=[.E19]*0.000000001" office:value-type="float" office:value="0.00005299847847">
            <text:p>5.299847847E-005</text:p>
          </table:table-cell>
          <table:table-cell table:formula="of:=[.F19]*0.000000001" office:value-type="float" office:value="0.00000556216374">
            <text:p>5.56216374E-006</text:p>
          </table:table-cell>
          <table:table-cell table:formula="of:=[.G19]*0.000000001" office:value-type="float" office:value="0.00001951997812">
            <text:p>0.00001952</text:p>
          </table:table-cell>
          <table:table-cell table:formula="of:=[.H19]*0.000000001" office:value-type="float" office:value="0.00004895785441">
            <text:p>4.895785441E-005</text:p>
          </table:table-cell>
        </table:table-row>
        <table:table-row table:style-name="ro2">
          <table:table-cell office:value-type="string">
            <text:p>1 tesla = 10000 gauss</text:p>
          </table:table-cell>
          <table:table-cell table:number-columns-repeated="7"/>
        </table:table-row>
        <table:table-row table:style-name="ro1">
          <table:table-cell office:value-type="string">
            <text:p>Gauss</text:p>
          </table:table-cell>
          <table:table-cell table:number-columns-repeated="2"/>
          <table:table-cell table:formula="of:=[.D23]*10000" office:value-type="float" office:value="0.2029697543">
            <text:p>0.2029697543</text:p>
          </table:table-cell>
          <table:table-cell table:formula="of:=[.E23]*10000" office:value-type="float" office:value="0.5299847847">
            <text:p>0.5299847847</text:p>
          </table:table-cell>
          <table:table-cell table:formula="of:=[.F23]*10000" office:value-type="float" office:value="0.0556216374">
            <text:p>0.0556216374</text:p>
          </table:table-cell>
          <table:table-cell table:formula="of:=[.G23]*10000" office:value-type="float" office:value="0.1951997812">
            <text:p>0.1951997812</text:p>
          </table:table-cell>
          <table:table-cell table:formula="of:=[.H23]*10000" office:value-type="float" office:value="0.4895785441">
            <text:p>0.4895785441</text:p>
          </table:table-cell>
        </table:table-row>
        <table:table-row table:style-name="ro2">
          <table:table-cell table:style-name="ce2" office:value-type="string">
            <text:p><text:a xlink:href="http://www.ngdc.noaa.gov/geomag-web/?id=igrfwmmFormId#igrfwmm">http://www.ngdc.noaa.gov/geomag-web/?id=igrfwmmFormId#igrfwmm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8:27:27</dc:date>
    <dc:creator>K Wilson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9" meta:object-count="0"/>
  </office:meta>
</office:document-meta>
</file>